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="Arrow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3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053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1cm" svg:height="1.5cm" svg:x="7.9cm" svg:y="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1.5cm" svg:x="6.2cm" svg:y="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1.5cm" svg:x="9.5cm" svg:y="9.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9cm" svg:y1="8.1cm" svg:x2="7.9cm" svg:y2="8.1cm">
          <text:p/>
        </draw:line>
        <draw:custom-shape draw:style-name="gr1" draw:text-style-name="P1" draw:layer="layout" svg:width="1.2cm" svg:height="1.2cm" svg:x="2.7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cm" svg:y1="8.1cm" svg:x2="12.3cm" svg:y2="8.1cm">
          <text:p/>
        </draw:line>
        <draw:line draw:style-name="gr2" draw:text-style-name="P1" draw:layer="layout" svg:x1="8.3cm" svg:y1="10.4cm" svg:x2="9.5cm" svg:y2="10.4cm">
          <text:p/>
        </draw:line>
        <draw:line draw:style-name="gr2" draw:text-style-name="P1" draw:layer="layout" svg:x1="3.3cm" svg:y1="12.1cm" svg:x2="3.3cm" svg:y2="8.7cm">
          <text:p/>
        </draw:line>
        <draw:line draw:style-name="gr2" draw:text-style-name="P1" draw:layer="layout" svg:x1="1.2cm" svg:y1="8.1cm" svg:x2="2.7cm" svg:y2="8.1cm">
          <text:p/>
        </draw:line>
        <draw:line draw:style-name="gr3" draw:text-style-name="P1" draw:layer="layout" svg:x1="5cm" svg:y1="8.1cm" svg:x2="5cm" svg:y2="10.4cm">
          <text:p/>
        </draw:line>
        <draw:line draw:style-name="gr2" draw:text-style-name="P1" draw:layer="layout" svg:x1="5cm" svg:y1="10.4cm" svg:x2="6.2cm" svg:y2="10.4cm">
          <text:p/>
        </draw:line>
        <draw:custom-shape draw:style-name="gr1" draw:text-style-name="P1" draw:layer="layout" svg:width="1.2cm" svg:height="1.2cm" svg:x="12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9cm" svg:y1="8.7cm" svg:x2="12.9cm" svg:y2="10.4cm">
          <text:p/>
        </draw:line>
        <draw:line draw:style-name="gr3" draw:text-style-name="P1" draw:layer="layout" svg:x1="11.6cm" svg:y1="10.4cm" svg:x2="12.9cm" svg:y2="10.4cm">
          <text:p/>
        </draw:line>
        <draw:line draw:style-name="gr2" draw:text-style-name="P1" draw:layer="layout" svg:x1="12.9cm" svg:y1="6.2cm" svg:x2="12.9cm" svg:y2="7.5cm">
          <text:p/>
        </draw:line>
        <draw:line draw:style-name="gr2" draw:text-style-name="P1" draw:layer="layout" svg:x1="13.5cm" svg:y1="8.1cm" svg:x2="14.8cm" svg:y2="8.1cm">
          <text:p/>
        </draw:line>
        <draw:custom-shape draw:style-name="gr1" draw:text-style-name="P1" draw:layer="layout" svg:width="2.1cm" svg:height="1.5cm" svg:x="14.8cm" svg:y="7.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9cm" svg:y1="8.1cm" svg:x2="19cm" svg:y2="8.1cm">
          <text:p/>
        </draw:line>
        <draw:line draw:style-name="gr3" draw:text-style-name="P1" draw:layer="layout" svg:x1="18.1cm" svg:y1="8.1cm" svg:x2="18.1cm" svg:y2="12.1cm">
          <text:p/>
        </draw:line>
        <draw:line draw:style-name="gr3" draw:text-style-name="P1" draw:layer="layout" svg:x1="18.1cm" svg:y1="12.1cm" svg:x2="3.3cm" svg:y2="12.1cm">
          <text:p/>
        </draw:line>
        <draw:frame draw:style-name="gr5" draw:text-style-name="P2" draw:layer="layout" svg:width="1.539cm" svg:height="1.119cm" svg:x="6.5cm" svg:y="9.8cm">
          <draw:text-box>
            <text:p><text:span text:style-name="T1">1/s</text:span></text:p>
          </draw:text-box>
        </draw:frame>
        <draw:frame draw:style-name="gr6" draw:text-style-name="P2" draw:layer="layout" svg:width="1.018cm" svg:height="1.119cm" svg:x="10cm" svg:y="9.8cm">
          <draw:text-box>
            <text:p><text:span text:style-name="T1">K</text:span></text:p>
          </draw:text-box>
        </draw:frame>
        <draw:frame draw:style-name="gr5" draw:text-style-name="P2" draw:layer="layout" svg:width="1.018cm" svg:height="1.119cm" svg:x="8.282cm" svg:y="7.581cm">
          <draw:text-box>
            <text:p><text:span text:style-name="T1">K</text:span></text:p>
          </draw:text-box>
        </draw:frame>
        <draw:frame draw:style-name="gr5" draw:layer="layout" svg:width="0.853cm" svg:height="0.962cm" svg:x="8.8cm" svg:y="7.8cm">
          <draw:text-box>
            <text:p>p</text:p>
          </draw:text-box>
        </draw:frame>
        <draw:frame draw:style-name="gr7" draw:layer="layout" svg:width="0.642cm" svg:height="1cm" svg:x="10.458cm" svg:y="10.1cm">
          <draw:text-box>
            <text:p>i</text:p>
          </draw:text-box>
        </draw:frame>
        <draw:frame draw:style-name="gr5" draw:text-style-name="P3" draw:layer="layout" svg:width="1.04cm" svg:height="1.276cm" svg:x="12.4cm" svg:y="7.5cm">
          <draw:text-box>
            <text:p><text:span text:style-name="T2">+</text:span></text:p>
          </draw:text-box>
        </draw:frame>
        <draw:frame draw:style-name="gr5" draw:text-style-name="P3" draw:layer="layout" svg:width="1.04cm" svg:height="1.276cm" svg:x="2.8cm" svg:y="7.424cm">
          <draw:text-box>
            <text:p><text:span text:style-name="T2">+</text:span></text:p>
          </draw:text-box>
        </draw:frame>
        <draw:frame draw:style-name="gr5" draw:text-style-name="P4" draw:layer="layout" svg:width="2.272cm" svg:height="0.839cm" svg:x="14.68cm" svg:y="7.661cm">
          <draw:text-box>
            <text:p><text:span text:style-name="T3">System</text:span></text:p>
          </draw:text-box>
        </draw:frame>
        <draw:frame draw:style-name="gr5" draw:text-style-name="P3" draw:layer="layout" svg:width="1.014cm" svg:height="1.276cm" svg:x="12.2cm" svg:y="5.1cm">
          <draw:text-box>
            <text:p><text:span text:style-name="T2">u</text:span></text:p>
          </draw:text-box>
        </draw:frame>
        <draw:frame draw:style-name="gr5" draw:text-style-name="P3" draw:layer="layout" svg:width="0.963cm" svg:height="1.276cm" svg:x="1cm" svg:y="6.524cm">
          <draw:text-box>
            <text:p><text:span text:style-name="T2">x</text:span></text:p>
          </draw:text-box>
        </draw:frame>
        <draw:frame draw:style-name="gr5" draw:text-style-name="P5" draw:layer="layout" svg:width="1.251cm" svg:height="1.038cm" svg:x="12.84cm" svg:y="5.5cm">
          <draw:text-box>
            <text:p><text:span text:style-name="T4">sp</text:span></text:p>
          </draw:text-box>
        </draw:frame>
        <draw:frame draw:style-name="gr5" draw:text-style-name="P5" draw:layer="layout" svg:width="1.251cm" svg:height="1.038cm" svg:x="1.5cm" svg:y="6.862cm">
          <draw:text-box>
            <text:p><text:span text:style-name="T4">sp</text:span></text:p>
          </draw:text-box>
        </draw:frame>
        <draw:frame draw:style-name="gr5" draw:text-style-name="P5" draw:layer="layout" svg:width="0.739cm" svg:height="1.038cm" svg:x="2.461cm" svg:y="8.362cm">
          <draw:text-box>
            <text:p><text:span text:style-name="T4">-</text:span></text:p>
          </draw:text-box>
        </draw:frame>
        <draw:frame draw:style-name="gr5" draw:text-style-name="P3" draw:layer="layout" svg:width="0.963cm" svg:height="1.276cm" svg:x="8.237cm" svg:y="9.024cm">
          <draw:text-box>
            <text:p><text:span text:style-name="T2">x</text:span></text:p>
          </draw:text-box>
        </draw:frame>
        <draw:frame draw:style-name="gr5" draw:text-style-name="P4" draw:layer="layout" svg:width="0.65cm" svg:height="0.839cm" svg:x="8.7cm" svg:y="9.5cm">
          <draw:text-box>
            <text:p><text:span text:style-name="T3">I</text:span></text:p>
          </draw:text-box>
        </draw:frame>
        <draw:frame draw:style-name="gr5" draw:text-style-name="P3" draw:layer="layout" svg:width="0.963cm" svg:height="1.276cm" svg:x="17.3cm" svg:y="6.524cm">
          <draw:text-box>
            <text:p><text:span text:style-name="T2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UY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t </meta:initial-creator>
    <meta:creation-date>2012-05-22T19:39:39</meta:creation-date>
    <dc:date>2012-08-05T18:54:16</dc:date>
    <dc:creator>Rodrigo Rosa</dc:creator>
    <meta:editing-duration>PT16M5S</meta:editing-duration>
    <meta:editing-cycles>3</meta:editing-cycles>
    <meta:generator>LibreOffice/3.3$Unix LibreOffice_project/330m19$Build-401</meta:generator>
    <meta:document-statistic meta:object-count="36"/>
  </office:meta>
</office:document-meta>
</file>